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20pt" officeooo:rsid="0006884d" officeooo:paragraph-rsid="0006884d" style:font-size-asian="20pt" style:font-size-complex="2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5196a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margin-top="2cm" fo:margin-bottom="0cm" loext:contextual-spacing="false" fo:orphans="2" fo:widows="2" fo:text-indent="0cm" style:auto-text-indent="false" style:writing-mod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4292e" style:font-name="SFMono-Regular" fo:font-size="7.19999980926514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7.19999980926514pt" fo:letter-spacing="normal" fo:font-style="normal" fo:font-weight="normal" officeooo:rsid="0005196a"/>
    </style:style>
    <style:style style:name="T3" style:family="text">
      <style:text-properties fo:font-variant="normal" fo:text-transform="none" fo:color="#24292e" style:font-name="SFMono-Regular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letter-spacing="normal" fo:font-style="normal" fo:font-weight="normal" officeooo:rsid="0005196a"/>
    </style:style>
    <style:style style:name="T5" style:family="text">
      <style:text-properties fo:font-variant="normal" fo:text-transform="none" fo:color="#24292e" fo:letter-spacing="normal" fo:font-style="normal"/>
    </style:style>
    <style:style style:name="T6" style:family="text">
      <style:text-properties fo:font-variant="normal" fo:text-transform="none" fo:color="#24292e" fo:letter-spacing="normal" fo:font-style="normal" fo:font-weight="normal"/>
    </style:style>
    <style:style style:name="T7" style:family="text">
      <style:text-properties fo:font-variant="normal" fo:text-transform="none" fo:color="#24292e" fo:letter-spacing="normal" fo:font-style="normal" fo:font-weight="normal" officeooo:rsid="0005196a"/>
    </style:style>
    <style:style style:name="T8" style:family="text">
      <style:text-properties fo:font-variant="normal" fo:text-transform="none" fo:color="#24292e" fo:letter-spacing="normal" fo:font-style="normal" officeooo:rsid="0005196a"/>
    </style:style>
    <style:style style:name="T9" style:family="text">
      <style:text-properties fo:font-variant="normal" fo:text-transform="none" fo:color="#24292e" fo:letter-spacing="normal" fo:font-style="italic" fo:font-weight="normal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Rendszerterv<text:line-break/></text:span><text:span text:style-name="T9">The Snail Sale</text:span></text:p>
      <text:p text:style-name="P4"><text:span text:style-name="T5">-A rendszer célja</text:span></text:p>
      <text:p text:style-name="P2"><text:span text:style-name="T5">-Üzleti folyamatok modellje</text:span></text:p>
      <text:p text:style-name="P2"><text:span text:style-name="T5">-Követelmények </text:span></text:p>
      <text:p text:style-name="P2"><text:span text:style-name="T5">-Funkcionális terv </text:span></text:p>
      <text:p text:style-name="P2"><text:span text:style-name="T5">-Fizikai környezet </text:span></text:p>
      <text:p text:style-name="P3"><text:span text:style-name="T5">-Absztrakt domain modell </text:span></text:p>
      <text:p text:style-name="P3"><text:span text:style-name="T8">-</text:span><text:span text:style-name="T5">Architekturális terv</text:span> </text:p>
      <text:p text:style-name="P3"><text:span text:style-name="T5">-Adatbázis terv</text:span> </text:p>
      <text:p text:style-name="P3"><text:span text:style-name="T5">-Implementációs terv</text:span> </text:p>
      <text:p text:style-name="P3"><text:span text:style-name="T5">-Tesztterv</text:span> </text:p>
      <text:p text:style-name="P3"><text:span text:style-name="T5">-Telepítési terv</text:span> </text:p>
      <text:p text:style-name="P3"><text:span text:style-name="T5">-Karbantartási terv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2S</meta:editing-duration>
    <meta:editing-cycles>4</meta:editing-cycles>
    <meta:generator>LibreOffice/5.3.0.3$Windows_x86 LibreOffice_project/7074905676c47b82bbcfbea1aeefc84afe1c50e1</meta:generator>
    <dc:date>2019-11-02T12:56:04.441000000</dc:date>
    <meta:document-statistic meta:table-count="0" meta:image-count="0" meta:object-count="0" meta:page-count="1" meta:paragraph-count="13" meta:word-count="29" meta:character-count="256" meta:non-whitespace-character-count="230"/>
    <meta:user-defined meta:name="Info 1"/>
    <meta:user-defined meta:name="Info 2"/>
    <meta:user-defined meta:name="Info 3"/>
    <meta:user-defined meta:name="Info 4"/>
  </office:meta>
</office:document-meta>
</file>